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278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0120">
      <style:table-cell-properties fo:padding="0.028in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252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Payments</text:p>
          </table:table-cell>
          <table:table-cell table:style-name="ce1" office:value-type="string" calcext:value-type="string">
            <text:p>Dates</text:p>
          </table:table-cell>
          <table:table-cell table:style-name="ce4" office:value-type="string" calcext:value-type="string">
            <text:p>XIRR</text:p>
          </table:table-cell>
          <table:table-cell table:style-name="ce4" office:value-type="string" calcext:value-type="string">
            <text:p>Calc Results</text:p>
          </table:table-cell>
          <table:table-cell table:style-name="ce4" office:value-type="string" calcext:value-type="string">
            <text:p>Excel Results</text:p>
          </table:table-cell>
          <table:table-cell table:number-columns-repeated="1019"/>
        </table:table-row>
        <table:table-row table:style-name="ro1">
          <table:table-cell office:value-type="float" office:value="-10000" calcext:value-type="float">
            <text:p>-10000</text:p>
          </table:table-cell>
          <table:table-cell table:style-name="ce3" office:value-type="date" office:date-value="2008-01-01" calcext:value-type="date">
            <text:p>39448</text:p>
          </table:table-cell>
          <table:table-cell table:style-name="ce5" table:formula="of:=XIRR([.A2:.A6];[.B2:.B6];0.1)" office:value-type="float" office:value="0.129179311813556" calcext:value-type="float">
            <text:p/>
          </table:table-cell>
          <table:table-cell office:value-type="float" office:value="0.129179311813556" calcext:value-type="float">
            <text:p>0.129179311813556</text:p>
          </table:table-cell>
          <table:table-cell office:value-type="float" office:value="0.129179316759109" calcext:value-type="float">
            <text:p>0.129179316759109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3" office:value-type="date" office:date-value="2008-05-01" calcext:value-type="date">
            <text:p>39569</text:p>
          </table:table-cell>
          <table:table-cell table:style-name="ce5" table:formula="of:=XIRR([.A3:.A7];[.B3:.B7];0.1)" office:value-type="float" office:value="-0.0789276390472762" calcext:value-type="float">
            <text:p/>
          </table:table-cell>
          <table:table-cell office:value-type="float" office:value="-0.0789276390472762" calcext:value-type="float">
            <text:p>-0.0789276390472762</text:p>
          </table:table-cell>
          <table:table-cell office:value-type="float" office:value="-0.0789276391267777" calcext:value-type="float">
            <text:p>-0.0789276391267777</text:p>
          </table:table-cell>
          <table:table-cell table:number-columns-repeated="1019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style-name="ce3" office:value-type="date" office:date-value="2008-09-01" calcext:value-type="date">
            <text:p>39692</text:p>
          </table:table-cell>
          <table:table-cell table:style-name="ce5" table:formula="of:=XIRR([.A4:.A8];[.B4:.B8];0.1)" office:value-type="float" office:value="0.209224736225207" calcext:value-type="float">
            <text:p/>
          </table:table-cell>
          <table:table-cell office:value-type="float" office:value="0.209224736225207" calcext:value-type="float">
            <text:p>0.209224736225207</text:p>
          </table:table-cell>
          <table:table-cell office:value-type="float" office:value="0.209224730730057" calcext:value-type="float">
            <text:p>0.209224730730057</text:p>
          </table:table-cell>
          <table:table-cell table:number-columns-repeated="1019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office:value-type="date" office:date-value="2009-01-01" calcext:value-type="date">
            <text:p>39814</text:p>
          </table:table-cell>
          <table:table-cell table:style-name="ce5" table:formula="of:=XIRR([.A5:.A9];[.B5:.B9];0.1)" office:value-type="float" office:value="2.78918127636137" calcext:value-type="float">
            <text:p/>
          </table:table-cell>
          <table:table-cell office:value-type="float" office:value="2.78918127636137" calcext:value-type="float">
            <text:p>2.78918127636137</text:p>
          </table:table-cell>
          <table:table-cell office:value-type="float" office:value="2.78918125629425" calcext:value-type="float">
            <text:p>2.78918125629425</text:p>
          </table:table-cell>
          <table:table-cell table:number-columns-repeated="1019"/>
        </table:table-row>
        <table:table-row table:style-name="ro1">
          <table:table-cell office:value-type="float" office:value="-900" calcext:value-type="float">
            <text:p>-900</text:p>
          </table:table-cell>
          <table:table-cell table:style-name="ce3" office:value-type="date" office:date-value="2009-05-01" calcext:value-type="date">
            <text:p>39934</text:p>
          </table:table-cell>
          <table:table-cell table:style-name="ce5" table:formula="of:=XIRR([.A6:.A10];[.B6:.B10];0.1)" office:value-type="float" office:value="-0.179590644531024" calcext:value-type="float">
            <text:p/>
          </table:table-cell>
          <table:table-cell office:value-type="float" office:value="-0.179590644531024" calcext:value-type="float">
            <text:p>-0.179590644531024</text:p>
          </table:table-cell>
          <table:table-cell office:value-type="float" office:value="0.00000000298023223876953" calcext:value-type="float">
            <text:p>2.98023223876953E-009</text:p>
          </table:table-cell>
          <table:table-cell table:number-columns-repeated="1019"/>
        </table:table-row>
        <table:table-row table:style-name="ro1">
          <table:table-cell office:value-type="float" office:value="-10000" calcext:value-type="float">
            <text:p>-10000</text:p>
          </table:table-cell>
          <table:table-cell table:style-name="ce3" office:value-type="date" office:date-value="2009-09-01" calcext:value-type="date">
            <text:p>40057</text:p>
          </table:table-cell>
          <table:table-cell table:style-name="ce5" table:formula="of:=XIRR([.A7:.A11];[.B7:.B11];0.1)" office:value-type="float" office:value="-0.971828272613682" calcext:value-type="float">
            <text:p/>
          </table:table-cell>
          <table:table-cell office:value-type="float" office:value="-0.971828272613682" calcext:value-type="float">
            <text:p>-0.971828272613682</text:p>
          </table:table-cell>
          <table:table-cell office:value-type="float" office:value="-0.459160239249468" calcext:value-type="float">
            <text:p>-0.459160239249468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" office:value-type="date" office:date-value="2010-01-01" calcext:value-type="date">
            <text:p>40179</text:p>
          </table:table-cell>
          <table:table-cell table:style-name="ce5" table:formula="of:=XIRR([.A8:.A12];[.B8:.B12];0.1)" office:value-type="float" office:value="0.814008358827471" calcext:value-type="float">
            <text:p/>
          </table:table-cell>
          <table:table-cell office:value-type="float" office:value="0.814008358827471" calcext:value-type="float">
            <text:p>0.814008358827471</text:p>
          </table:table-cell>
          <table:table-cell office:value-type="float" office:value="0.814008367061615" calcext:value-type="float">
            <text:p>0.814008367061615</text:p>
          </table:table-cell>
          <table:table-cell table:number-columns-repeated="1019"/>
        </table:table-row>
        <table:table-row table:style-name="ro1">
          <table:table-cell office:value-type="float" office:value="-3000" calcext:value-type="float">
            <text:p>-3000</text:p>
          </table:table-cell>
          <table:table-cell table:style-name="ce3" office:value-type="date" office:date-value="2010-05-01" calcext:value-type="date">
            <text:p>40299</text:p>
          </table:table-cell>
          <table:table-cell table:style-name="ce5" table:formula="of:=XIRR([.A9:.A13];[.B9:.B13];0.1)" office:value-type="float" office:value="1.70401537901785" calcext:value-type="float">
            <text:p/>
          </table:table-cell>
          <table:table-cell office:value-type="float" office:value="1.70401537901785" calcext:value-type="float">
            <text:p>1.70401537901785</text:p>
          </table:table-cell>
          <table:table-cell office:value-type="string" calcext:value-type="string">
            <text:p>#NUM!</text:p>
          </table:table-cell>
          <table:table-cell table:number-columns-repeated="1019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style-name="ce3" office:value-type="date" office:date-value="2010-09-01" calcext:value-type="date">
            <text:p>40422</text:p>
          </table:table-cell>
          <table:table-cell table:style-name="ce5" table:formula="of:=XIRR([.A10:.A14];[.B10:.B14];0.1)" office:value-type="float" office:value="1.40411934087164E-017" calcext:value-type="float">
            <text:p/>
          </table:table-cell>
          <table:table-cell office:value-type="float" office:value="1.40411934087164E-017" calcext:value-type="float">
            <text:p>1.40411934087164E-017</text:p>
          </table:table-cell>
          <table:table-cell office:value-type="float" office:value="0.00000000298023223876953" calcext:value-type="float">
            <text:p>2.98023223876953E-009</text:p>
          </table:table-cell>
          <table:table-cell table:number-columns-repeated="1019"/>
        </table:table-row>
        <table:table-row table:style-name="ro1">
          <table:table-cell office:value-type="float" office:value="-3000" calcext:value-type="float">
            <text:p>-3000</text:p>
          </table:table-cell>
          <table:table-cell table:style-name="ce3" office:value-type="date" office:date-value="2011-01-01" calcext:value-type="date">
            <text:p>40544</text:p>
          </table:table-cell>
          <table:table-cell table:style-name="ce5" table:formula="of:=XIRR([.A11:.A15];[.B11:.B15];0.1)" office:value-type="float" office:value="-0.0792137317468584" calcext:value-type="float">
            <text:p/>
          </table:table-cell>
          <table:table-cell office:value-type="float" office:value="-0.0792137317468584" calcext:value-type="float">
            <text:p>-0.0792137317468584</text:p>
          </table:table-cell>
          <table:table-cell office:value-type="float" office:value="-0.0792137295007706" calcext:value-type="float">
            <text:p>-0.0792137295007706</text:p>
          </table:table-cell>
          <table:table-cell table:number-columns-repeated="1019"/>
        </table:table-row>
        <table:table-row table:style-name="ro2">
          <table:table-cell office:value-type="float" office:value="-9000" calcext:value-type="float">
            <text:p>-9000</text:p>
          </table:table-cell>
          <table:table-cell table:style-name="ce3" office:value-type="date" office:date-value="2011-05-01" calcext:value-type="date">
            <text:p>40664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date" office:date-value="2011-09-01" calcext:value-type="date">
            <text:p>40787</text:p>
          </table:table-cell>
          <table:table-cell table:number-columns-repeated="1022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3" office:value-type="date" office:date-value="2012-01-01" calcext:value-type="date">
            <text:p>40909</text:p>
          </table:table-cell>
          <table:table-cell table:number-columns-repeated="1022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3" office:value-type="date" office:date-value="2012-05-01" calcext:value-type="date">
            <text:p>41030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float" office:value="-10000" calcext:value-type="float">
            <text:p>-10000</text:p>
          </table:table-cell>
          <table:table-cell table:style-name="ce3" office:value-type="date" office:date-value="2008-01-01" calcext:value-type="date">
            <text:p>39448</text:p>
          </table:table-cell>
          <table:table-cell table:style-name="ce5" table:formula="of:=XIRR([.A19:.A23];[.B19:.B23])" office:value-type="float" office:value="0.129179311813556" calcext:value-type="float">
            <text:p/>
          </table:table-cell>
          <table:table-cell office:value-type="float" office:value="0.129179311813556" calcext:value-type="float">
            <text:p>0.129179311813556</text:p>
          </table:table-cell>
          <table:table-cell office:value-type="float" office:value="0.129179316759109" calcext:value-type="float">
            <text:p>0.129179316759109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3" office:value-type="date" office:date-value="2008-05-01" calcext:value-type="date">
            <text:p>39569</text:p>
          </table:table-cell>
          <table:table-cell table:style-name="ce5" table:formula="of:=XIRR([.A20:.A24];[.B20:.B24])" office:value-type="float" office:value="-0.0789276390472762" calcext:value-type="float">
            <text:p/>
          </table:table-cell>
          <table:table-cell office:value-type="float" office:value="-0.0789276390472762" calcext:value-type="float">
            <text:p>-0.0789276390472762</text:p>
          </table:table-cell>
          <table:table-cell office:value-type="float" office:value="-0.0789276391267777" calcext:value-type="float">
            <text:p>-0.0789276391267777</text:p>
          </table:table-cell>
          <table:table-cell table:number-columns-repeated="1019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style-name="ce3" office:value-type="date" office:date-value="2008-09-01" calcext:value-type="date">
            <text:p>39692</text:p>
          </table:table-cell>
          <table:table-cell table:style-name="ce5" table:formula="of:=XIRR([.A21:.A25];[.B21:.B25])" office:value-type="float" office:value="0.209224736225207" calcext:value-type="float">
            <text:p/>
          </table:table-cell>
          <table:table-cell office:value-type="float" office:value="0.209224736225207" calcext:value-type="float">
            <text:p>0.209224736225207</text:p>
          </table:table-cell>
          <table:table-cell office:value-type="float" office:value="0.209224730730057" calcext:value-type="float">
            <text:p>0.209224730730057</text:p>
          </table:table-cell>
          <table:table-cell table:number-columns-repeated="1019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office:value-type="date" office:date-value="2009-01-01" calcext:value-type="date">
            <text:p>39814</text:p>
          </table:table-cell>
          <table:table-cell table:style-name="ce5" table:formula="of:=XIRR([.A22:.A26];[.B22:.B26])" office:value-type="float" office:value="2.78918127636137" calcext:value-type="float">
            <text:p/>
          </table:table-cell>
          <table:table-cell office:value-type="float" office:value="2.78918127636137" calcext:value-type="float">
            <text:p>2.78918127636137</text:p>
          </table:table-cell>
          <table:table-cell office:value-type="float" office:value="2.78918125629425" calcext:value-type="float">
            <text:p>2.78918125629425</text:p>
          </table:table-cell>
          <table:table-cell table:number-columns-repeated="1019"/>
        </table:table-row>
        <table:table-row table:style-name="ro1">
          <table:table-cell office:value-type="float" office:value="-900" calcext:value-type="float">
            <text:p>-900</text:p>
          </table:table-cell>
          <table:table-cell table:style-name="ce3" office:value-type="date" office:date-value="2009-05-01" calcext:value-type="date">
            <text:p>39934</text:p>
          </table:table-cell>
          <table:table-cell table:style-name="ce5" table:formula="of:=XIRR([.A23:.A27];[.B23:.B27])" office:value-type="float" office:value="-0.179590644531024" calcext:value-type="float">
            <text:p/>
          </table:table-cell>
          <table:table-cell office:value-type="float" office:value="-0.179590644531024" calcext:value-type="float">
            <text:p>-0.179590644531024</text:p>
          </table:table-cell>
          <table:table-cell office:value-type="float" office:value="0.00000000298023223876953" calcext:value-type="float">
            <text:p>2.98023223876953E-009</text:p>
          </table:table-cell>
          <table:table-cell table:number-columns-repeated="1019"/>
        </table:table-row>
        <table:table-row table:style-name="ro1">
          <table:table-cell office:value-type="float" office:value="-10000" calcext:value-type="float">
            <text:p>-10000</text:p>
          </table:table-cell>
          <table:table-cell table:style-name="ce3" office:value-type="date" office:date-value="2009-09-01" calcext:value-type="date">
            <text:p>40057</text:p>
          </table:table-cell>
          <table:table-cell table:style-name="ce5" table:formula="of:=XIRR([.A24:.A28];[.B24:.B28])" office:value-type="float" office:value="-0.971828272613682" calcext:value-type="float">
            <text:p/>
          </table:table-cell>
          <table:table-cell office:value-type="float" office:value="-0.971828272613682" calcext:value-type="float">
            <text:p>-0.971828272613682</text:p>
          </table:table-cell>
          <table:table-cell office:value-type="float" office:value="-0.459160239249468" calcext:value-type="float">
            <text:p>-0.459160239249468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" office:value-type="date" office:date-value="2010-01-01" calcext:value-type="date">
            <text:p>40179</text:p>
          </table:table-cell>
          <table:table-cell table:style-name="ce5" table:formula="of:=XIRR([.A25:.A29];[.B25:.B29])" office:value-type="float" office:value="0.814008358827471" calcext:value-type="float">
            <text:p/>
          </table:table-cell>
          <table:table-cell office:value-type="float" office:value="0.814008358827471" calcext:value-type="float">
            <text:p>0.814008358827471</text:p>
          </table:table-cell>
          <table:table-cell office:value-type="float" office:value="0.814008367061615" calcext:value-type="float">
            <text:p>0.814008367061615</text:p>
          </table:table-cell>
          <table:table-cell table:number-columns-repeated="1019"/>
        </table:table-row>
        <table:table-row table:style-name="ro1">
          <table:table-cell office:value-type="float" office:value="-3000" calcext:value-type="float">
            <text:p>-3000</text:p>
          </table:table-cell>
          <table:table-cell table:style-name="ce3" office:value-type="date" office:date-value="2010-05-01" calcext:value-type="date">
            <text:p>40299</text:p>
          </table:table-cell>
          <table:table-cell table:style-name="ce5" table:formula="of:=XIRR([.A26:.A30];[.B26:.B30])" office:value-type="float" office:value="1.70401537901785" calcext:value-type="float">
            <text:p/>
          </table:table-cell>
          <table:table-cell office:value-type="float" office:value="1.70401537901785" calcext:value-type="float">
            <text:p>1.70401537901785</text:p>
          </table:table-cell>
          <table:table-cell office:value-type="string" calcext:value-type="string">
            <text:p>=</text:p>
          </table:table-cell>
          <table:table-cell table:number-columns-repeated="1019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style-name="ce3" office:value-type="date" office:date-value="2010-09-01" calcext:value-type="date">
            <text:p>40422</text:p>
          </table:table-cell>
          <table:table-cell table:formula="of:=XIRR([.A27:.A31];[.B27:.B31])" office:value-type="float" office:value="1.40411934087164E-017" calcext:value-type="float">
            <text:p/>
          </table:table-cell>
          <table:table-cell office:value-type="float" office:value="1.40411934087164E-017" calcext:value-type="float">
            <text:p>1.40411934087164E-017</text:p>
          </table:table-cell>
          <table:table-cell office:value-type="float" office:value="0.00000000298023223876953" calcext:value-type="float">
            <text:p>2.98023223876953E-009</text:p>
          </table:table-cell>
          <table:table-cell table:number-columns-repeated="1019"/>
        </table:table-row>
        <table:table-row table:style-name="ro1">
          <table:table-cell office:value-type="float" office:value="-3000" calcext:value-type="float">
            <text:p>-3000</text:p>
          </table:table-cell>
          <table:table-cell table:style-name="ce3" office:value-type="date" office:date-value="2011-01-01" calcext:value-type="date">
            <text:p>40544</text:p>
          </table:table-cell>
          <table:table-cell table:formula="of:=XIRR([.A28:.A32];[.B28:.B32])" office:value-type="float" office:value="-0.0792137317468584" calcext:value-type="float">
            <text:p/>
          </table:table-cell>
          <table:table-cell office:value-type="float" office:value="-0.0792137317468584" calcext:value-type="float">
            <text:p>-0.0792137317468584</text:p>
          </table:table-cell>
          <table:table-cell office:value-type="float" office:value="-0.0792137295007706" calcext:value-type="float">
            <text:p>-0.0792137295007706</text:p>
          </table:table-cell>
          <table:table-cell table:number-columns-repeated="1019"/>
        </table:table-row>
        <table:table-row table:style-name="ro2">
          <table:table-cell office:value-type="float" office:value="-9000" calcext:value-type="float">
            <text:p>-9000</text:p>
          </table:table-cell>
          <table:table-cell table:style-name="ce3" office:value-type="date" office:date-value="2011-05-01" calcext:value-type="date">
            <text:p>40664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date" office:date-value="2011-09-01" calcext:value-type="date">
            <text:p>40787</text:p>
          </table:table-cell>
          <table:table-cell table:number-columns-repeated="1022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3" office:value-type="date" office:date-value="2012-01-01" calcext:value-type="date">
            <text:p>40909</text:p>
          </table:table-cell>
          <table:table-cell table:number-columns-repeated="1022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3" office:value-type="date" office:date-value="2012-05-01" calcext:value-type="date">
            <text:p>41030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18:16:40.208762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06-09-15T12:00:00</meta:creation-date>
    <dc:creator>Kohei Yoshida</dc:creator>
    <dc:date>2014-03-17T18:17:32.177026426</dc:date>
    <meta:editing-cycles>4</meta:editing-cycles>
    <meta:editing-duration>P11DT17H31M44S</meta:editing-duration>
    <meta:generator>LibreOfficeDev/4.3.0.0.alpha0$Linux_X86_64 LibreOffice_project/f5a0e8f8b637f355692726f170d8afce6e5f0de4</meta:generator>
    <meta:document-statistic meta:table-count="1" meta:cell-count="12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